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2776in" svg:height="7.6547in" svg:x="5.3547in" svg:y="0.0524in">
            <draw:object draw:notify-on-update-of-ranges="Sheet1.C6:Sheet1.C13 Sheet1.D6:Sheet1.D13 Sheet1.C6:Sheet1.C13 Sheet1.E6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2048" calcext:value-type="float">
            <text:p>204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1.162" calcext:value-type="float">
            <text:p>1.16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measured</text:p>
          </table:table-cell>
        </table:table-row>
        <table:table-row table:style-name="ro1">
          <table:table-cell/>
          <table:table-cell office:value-type="string" calcext:value-type="string">
            <text:p>FFF</text:p>
          </table:table-cell>
          <table:table-cell table:formula="of:=HEX2DEC([.B6])" office:value-type="float" office:value="4095" calcext:value-type="float">
            <text:p>4095</text:p>
          </table:table-cell>
          <table:table-cell table:formula="of:=([.D$2]-[.C6])*[.D$3]/[.D$2]" office:value-type="float" office:value="-1.1614326171875" calcext:value-type="float">
            <text:p>-1.1614</text:p>
          </table:table-cell>
          <table:table-cell office:value-type="float" office:value="-1.162" calcext:value-type="float">
            <text:p>-1.162</text:p>
          </table:table-cell>
        </table:table-row>
        <table:table-row table:style-name="ro1">
          <table:table-cell/>
          <table:table-cell office:value-type="string" calcext:value-type="string">
            <text:p>7FF</text:p>
          </table:table-cell>
          <table:table-cell table:formula="of:=HEX2DEC([.B7])" office:value-type="float" office:value="2047" calcext:value-type="float">
            <text:p>2047</text:p>
          </table:table-cell>
          <table:table-cell table:formula="of:=([.D$2]-[.C7])*[.D$3]/[.D$2]" office:value-type="float" office:value="0.0005673828125" calcext:value-type="float">
            <text:p>0.0006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/>
          <table:table-cell office:value-type="string" calcext:value-type="string">
            <text:p>BFF</text:p>
          </table:table-cell>
          <table:table-cell table:formula="of:=HEX2DEC([.B8])" office:value-type="float" office:value="3071" calcext:value-type="float">
            <text:p>3071</text:p>
          </table:table-cell>
          <table:table-cell table:formula="of:=([.D$2]-[.C8])*[.D$3]/[.D$2]" office:value-type="float" office:value="-0.5804326171875" calcext:value-type="float">
            <text:p>-0.5804</text:p>
          </table:table-cell>
          <table:table-cell office:value-type="float" office:value="-0.628" calcext:value-type="float">
            <text:p>-0.628</text:p>
          </table:table-cell>
        </table:table-row>
        <table:table-row table:style-name="ro1">
          <table:table-cell/>
          <table:table-cell office:value-type="string" calcext:value-type="string">
            <text:p>F7F</text:p>
          </table:table-cell>
          <table:table-cell table:formula="of:=HEX2DEC([.B9])" office:value-type="float" office:value="3967" calcext:value-type="float">
            <text:p>3967</text:p>
          </table:table-cell>
          <table:table-cell table:formula="of:=([.D$2]-[.C9])*[.D$3]/[.D$2]" office:value-type="float" office:value="-1.0888076171875" calcext:value-type="float">
            <text:p>-1.0888</text:p>
          </table:table-cell>
          <table:table-cell office:value-type="float" office:value="-1.106" calcext:value-type="float">
            <text:p>-1.106</text:p>
          </table:table-cell>
        </table:table-row>
        <table:table-row table:style-name="ro1">
          <table:table-cell/>
          <table:table-cell office:value-type="string" calcext:value-type="string">
            <text:p>FBF</text:p>
          </table:table-cell>
          <table:table-cell table:formula="of:=HEX2DEC([.B10])" office:value-type="float" office:value="4031" calcext:value-type="float">
            <text:p>4031</text:p>
          </table:table-cell>
          <table:table-cell table:formula="of:=([.D$2]-[.C10])*[.D$3]/[.D$2]" office:value-type="float" office:value="-1.1251201171875" calcext:value-type="float">
            <text:p>-1.1251</text:p>
          </table:table-cell>
          <table:table-cell office:value-type="float" office:value="-1.133" calcext:value-type="float">
            <text:p>-1.133</text:p>
          </table:table-cell>
        </table:table-row>
        <table:table-row table:style-name="ro1">
          <table:table-cell/>
          <table:table-cell office:value-type="string" calcext:value-type="string">
            <text:p>33F</text:p>
          </table:table-cell>
          <table:table-cell table:formula="of:=HEX2DEC([.B11])" office:value-type="float" office:value="831" calcext:value-type="float">
            <text:p>831</text:p>
          </table:table-cell>
          <table:table-cell table:formula="of:=([.D$2]-[.C11])*[.D$3]/[.D$2]" office:value-type="float" office:value="0.6905048828125" calcext:value-type="float">
            <text:p>0.690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string" calcext:value-type="string">
            <text:p>000</text:p>
          </table:table-cell>
          <table:table-cell table:formula="of:=HEX2DEC([.B12])" office:value-type="float" office:value="0" calcext:value-type="float">
            <text:p>0</text:p>
          </table:table-cell>
          <table:table-cell table:formula="of:=([.D$2]-[.C12])*[.D$3]/[.D$2]" office:value-type="float" office:value="1.162" calcext:value-type="float">
            <text:p>1.1620</text:p>
          </table:table-cell>
          <table:table-cell office:value-type="float" office:value="1.158" calcext:value-type="float">
            <text:p>1.158</text:p>
          </table:table-cell>
        </table:table-row>
        <table:table-row table:style-name="ro1">
          <table:table-cell/>
          <table:table-cell office:value-type="string" calcext:value-type="string">
            <text:p>040</text:p>
          </table:table-cell>
          <table:table-cell table:formula="of:=HEX2DEC([.B13])" office:value-type="float" office:value="64" calcext:value-type="float">
            <text:p>64</text:p>
          </table:table-cell>
          <table:table-cell table:formula="of:=([.D$2]-[.C13])*[.D$3]/[.D$2]" office:value-type="float" office:value="1.1256875" calcext:value-type="float">
            <text:p>1.1257</text:p>
          </table:table-cell>
          <table:table-cell office:value-type="float" office:value="1.129" calcext:value-type="float">
            <text:p>1.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03:02.235738928</meta:creation-date>
    <dc:date>2025-08-13T10:15:19.274526536</dc:date>
    <meta:editing-duration>PT12M18S</meta:editing-duration>
    <meta:editing-cycles>3</meta:editing-cycles>
    <meta:generator>LibreOffice/24.2.7.2$Linux_X86_64 LibreOffice_project/420$Build-2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46cm" svg:height="19.444cm" xlink:href=".." xlink:type="simple" chart:class="chart:scatter" chart:style-name="ch1">
        <chart:legend chart:legend-position="end" svg:x="25.794cm" svg:y="9.174cm" style:legend-expansion="high" chart:style-name="ch2"/>
        <chart:plot-area chart:style-name="ch3" table:cell-range-address="Sheet1.C6:Sheet1.E13" svg:x="0.572cm" svg:y="0.388cm" svg:width="24.65cm" svg:height="18.668cm">
          <chart:coordinate-region svg:x="1.405cm" svg:y="0.587cm" svg:width="23.445cm" svg:height="18.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3" chart:class="chart:scatter">
            <chart:domain table:cell-range-address="Sheet1.C6:Sheet1.C13"/>
            <chart:data-point chart:repeated="8"/>
          </chart:series>
          <chart:series chart:style-name="ch8" chart:values-cell-range-address="Sheet1.E6:Sheet1.E1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Sheet1.C6:Sheet1.C13</svg:desc>
                </draw:g>
              </table:table-cell>
              <table:table-cell office:value-type="float" office:value="-1.1614326171875">
                <text:p>-1.1614326171875</text:p>
                <draw:g>
                  <svg:desc>Sheet1.D6:Sheet1.D13</svg:desc>
                </draw:g>
              </table:table-cell>
              <table:table-cell office:value-type="float" office:value="-1.162">
                <text:p>-1.162</text:p>
                <draw:g>
                  <svg:desc>Sheet1.E6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">
                <text:p>2047</text:p>
              </table:table-cell>
              <table:table-cell office:value-type="float" office:value="0.0005673828125">
                <text:p>0.0005673828125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1">
                <text:p>3071</text:p>
              </table:table-cell>
              <table:table-cell office:value-type="float" office:value="-0.5804326171875">
                <text:p>-0.5804326171875</text:p>
              </table:table-cell>
              <table:table-cell office:value-type="float" office:value="-0.628">
                <text:p>-0.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7">
                <text:p>3967</text:p>
              </table:table-cell>
              <table:table-cell office:value-type="float" office:value="-1.0888076171875">
                <text:p>-1.0888076171875</text:p>
              </table:table-cell>
              <table:table-cell office:value-type="float" office:value="-1.106">
                <text:p>-1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1">
                <text:p>4031</text:p>
              </table:table-cell>
              <table:table-cell office:value-type="float" office:value="-1.1251201171875">
                <text:p>-1.1251201171875</text:p>
              </table:table-cell>
              <table:table-cell office:value-type="float" office:value="-1.133">
                <text:p>-1.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1">
                <text:p>831</text:p>
              </table:table-cell>
              <table:table-cell office:value-type="float" office:value="0.6905048828125">
                <text:p>0.690504882812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162">
                <text:p>1.16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.1256875">
                <text:p>1.1256875</text:p>
              </table:table-cell>
              <table:table-cell office:value-type="float" office:value="1.129">
                <text:p>1.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